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>
        <style:tab-stops>
          <style:tab-stop style:position="4.392cm"/>
          <style:tab-stop style:position="14.102cm" style:type="right" style:leader-style="dotted" style:leader-text="."/>
        </style:tab-stops>
      </style:paragraph-properties>
      <style:text-properties officeooo:paragraph-rsid="001d0525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be0c9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0525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ab and line break</text:span><text:span text:style-name="T1">:<text:tab/><text:tab/><text:line-break/></text:span><text:span text:style-name="T3">Non-breaking hyphen</text:span><text:span text:style-name="T2"> and line break</text:span><text:span text:style-name="T1">:‑<text:line-break/></text:span><text:span text:style-name="T2">New l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" text:bullet-char="">
        <style:list-level-properties text:list-level-position-and-space-mode="label-alignment">
          <style:list-level-label-alignment text:label-followed-by="listtab" fo:text-indent="-0.635cm" fo:margin-left="14.1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6.67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7.94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9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20.48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21.75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3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4.29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-felhasználó</meta:initial-creator>
    <meta:editing-cycles>10</meta:editing-cycles>
    <meta:creation-date>2019-03-23T19:57:00</meta:creation-date>
    <dc:date>2019-03-25T16:02:03.158045503</dc:date>
    <meta:editing-duration>PT22H18M40S</meta:editing-duration>
    <meta:generator>LibreOffice/6.0.7.3$Linux_X86_64 LibreOffice_project/00m0$Build-3</meta:generator>
    <meta:document-statistic meta:table-count="0" meta:image-count="0" meta:object-count="0" meta:page-count="1" meta:paragraph-count="1" meta:word-count="11" meta:character-count="67" meta:non-whitespace-character-count="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